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>
      <style:paragraph-properties fo:line-height="100%"/>
    </style:style>
  </office:automatic-styles>
  <office:body>
    <office:text text:use-soft-page-breaks="true">
      <text:h text:style-name="P1" text:outline-level="2">Rosen Tenov</text:h>
      <text:h text:style-name="Heading3" text:outline-level="3">Sprint 1</text:h>
      <text:p text:style-name="P2">I participated in the planning and prioritizing the tasks for designing a computer system for restaurant “Antons skafferi”. It would embrace creating an app,<text:s/>website, work schedule and backend databases. Participated during the meeting with the client and requirements capturing and analyzing. Then we did group discussions for implementing them in the future computer system.<text:s/></text:p>
      <text:h text:style-name="Heading3" text:outline-level="3">Sprint 2</text:h>
      <text:p text:style-name="Standard">Participated in other meeting with the client and group discussion when setting the tasks and dividing the team into three parts – app, web and backend. Chose to take part in the backend group for designing and implementing API and database. I took part in creating Relation model with appropriate datatypes and ER diagram for the database. Investigated how to create API requests to database using Postman.</text:p>
      <text:p text:style-name="Standard">I wrote the parts of lab 2 regarding unified process and agile development and how we implement them in our project. They are to be<text:s/>included in the final report.</text:p>
      <text:p text:style-name="Standard"/>
      <text:h text:style-name="Heading3" text:outline-level="3">Sprint 3</text:h>
      <text:p text:style-name="Standard">During this third sprint, I am working on creating<text:s/>a<text:s/>web application which implements CRUD functionality for adding, editing, deleting, searching and displaying all items from table lunches in<text:s/>Java DB<text:s/>database restaurantDB. This includes connecting to the glassfish server by using JDBC connection pools or DriverManager.<text:s/>All items are saved as lunch objects in<text:s/>an<text:s/>ArrayList.</text:p>
      <text:h text:style-name="Heading3" text:outline-level="3">Sprint 4</text:h>
      <text:p text:style-name="Standard">Asd</text:p>
      <text:h text:style-name="Heading3" text:outline-level="3">Sprint 5</text:h>
      <text:p text:style-name="Standard">Asd</text:p>
      <text:h text:style-name="Heading3" text:outline-level="3">Sprint n</text:h>
      <text:p text:style-name="Standard">A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FreeSans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FreeSan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FreeSerif" style:font-name-asian="FreeSerif" style:font-name-complex="Free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 s</dc:creator>
    <meta:creation-date>2017-10-20T23:40:00Z</meta:creation-date>
    <dc:date>2020-02-25T12:38:00Z</dc:date>
    <meta:template xlink:href="Normal.dotm" xlink:type="simple"/>
    <meta:editing-cycles>19</meta:editing-cycles>
    <meta:editing-duration>PT21600S</meta:editing-duration>
    <meta:document-statistic meta:page-count="1" meta:paragraph-count="2" meta:word-count="209" meta:character-count="1401" meta:row-count="9" meta:non-whitespace-character-count="1194"/>
  </office:meta>
</office:document-meta>
</file>